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number-columns-repeated="2"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prim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3];&quot;###000&quot;)&amp;&quot;/&quot;&amp;TEXT([.B3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5">
          <table:table-cell table:number-columns-repeated="66"/>
        </table:table-row>
        <table:table-row table:style-name="ro1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4"/>
        </table:named-expressions>
      </table:table>
      <table:named-expressions/>
      <table:database-ranges>
        <table:database-range table:name="__Anonymous_Sheet_DB__0" table:target-range-address="Foglio1.A1:Foglio1.O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6:46:38.64393668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0T16:46:56.643137105</dc:date>
    <meta:editing-cycles>181</meta:editing-cycles>
    <meta:editing-duration>P4DT22H19M11S</meta:editing-duration>
    <meta:generator>LibreOffice/7.0.5.2$Linux_X86_64 LibreOffice_project/00$Build-2</meta:generator>
    <meta:document-statistic meta:table-count="1" meta:cell-count="4305" meta:object-count="0"/>
  </office:meta>
</office:document-meta>
</file>